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text-properties officeooo:rsid="0008fc3b" officeooo:paragraph-rsid="0008fc3b"/>
    </style:style>
    <style:style style:name="P2" style:family="paragraph" style:parent-style-name="Standard">
      <style:text-properties officeooo:rsid="0009ec2b" officeooo:paragraph-rsid="0009ec2b"/>
    </style:style>
    <style:style style:name="P3" style:family="paragraph" style:parent-style-name="Standard">
      <style:text-properties officeooo:rsid="000bbfcd" officeooo:paragraph-rsid="000bbfcd"/>
    </style:style>
    <style:style style:name="P4" style:family="paragraph" style:parent-style-name="Standard">
      <style:text-properties officeooo:rsid="000d7ae6" officeooo:paragraph-rsid="000d7ae6"/>
    </style:style>
    <style:style style:name="P5" style:family="paragraph" style:parent-style-name="Standard">
      <style:text-properties officeooo:paragraph-rsid="000d7ae6"/>
    </style:style>
    <style:style style:name="P6" style:family="paragraph" style:parent-style-name="Standard">
      <style:text-properties officeooo:rsid="0018dbfa" officeooo:paragraph-rsid="0018dbfa"/>
    </style:style>
    <style:style style:name="P7" style:family="paragraph" style:parent-style-name="Standard">
      <style:text-properties officeooo:rsid="0018e38d" officeooo:paragraph-rsid="0018e38d"/>
    </style:style>
    <style:style style:name="P8" style:family="paragraph" style:parent-style-name="Standard">
      <style:text-properties officeooo:rsid="001bb132" officeooo:paragraph-rsid="001bb132"/>
    </style:style>
    <style:style style:name="P9" style:family="paragraph" style:parent-style-name="Standard">
      <style:text-properties officeooo:rsid="001f10a3" officeooo:paragraph-rsid="001f10a3"/>
    </style:style>
    <style:style style:name="P10" style:family="paragraph" style:parent-style-name="Standard">
      <style:text-properties officeooo:rsid="001f8b93" officeooo:paragraph-rsid="001f8b93"/>
    </style:style>
    <style:style style:name="P11" style:family="paragraph" style:parent-style-name="Standard">
      <style:text-properties officeooo:rsid="002090d9" officeooo:paragraph-rsid="002090d9"/>
    </style:style>
    <style:style style:name="P12" style:family="paragraph" style:parent-style-name="Standard">
      <style:text-properties officeooo:rsid="0022b0f5" officeooo:paragraph-rsid="0022b0f5"/>
    </style:style>
    <style:style style:name="P13" style:family="paragraph" style:parent-style-name="Standard">
      <style:text-properties officeooo:rsid="00247d63" officeooo:paragraph-rsid="00247d63"/>
    </style:style>
    <style:style style:name="P14" style:family="paragraph" style:parent-style-name="Standard">
      <style:text-properties officeooo:rsid="00247d63" officeooo:paragraph-rsid="00264ef8"/>
    </style:style>
    <style:style style:name="P15" style:family="paragraph" style:parent-style-name="Standard">
      <style:text-properties officeooo:rsid="00264ef8" officeooo:paragraph-rsid="00264ef8"/>
    </style:style>
    <style:style style:name="P16" style:family="paragraph" style:parent-style-name="Standard">
      <style:text-properties officeooo:rsid="0026c5ca" officeooo:paragraph-rsid="0026c5ca"/>
    </style:style>
    <style:style style:name="P17" style:family="paragraph" style:parent-style-name="Standard">
      <style:text-properties officeooo:rsid="00276dc1" officeooo:paragraph-rsid="00276dc1"/>
    </style:style>
    <style:style style:name="P18" style:family="paragraph" style:parent-style-name="Standard">
      <style:text-properties officeooo:rsid="00277b11" officeooo:paragraph-rsid="00277b11"/>
    </style:style>
    <style:style style:name="P19" style:family="paragraph" style:parent-style-name="Standard">
      <style:text-properties officeooo:rsid="0028bd61" officeooo:paragraph-rsid="0028bd61"/>
    </style:style>
    <style:style style:name="P20" style:family="paragraph" style:parent-style-name="Standard">
      <style:text-properties officeooo:rsid="0028fc67" officeooo:paragraph-rsid="0028fc67"/>
    </style:style>
    <style:style style:name="P21" style:family="paragraph" style:parent-style-name="normal">
      <style:text-properties officeooo:rsid="003355ba" officeooo:paragraph-rsid="000affa3"/>
    </style:style>
    <style:style style:name="P22" style:family="paragraph" style:parent-style-name="normal">
      <style:text-properties officeooo:rsid="003bb24d" officeooo:paragraph-rsid="000affa3"/>
    </style:style>
    <style:style style:name="P23" style:family="paragraph" style:parent-style-name="normal">
      <style:text-properties officeooo:rsid="003e9aab" officeooo:paragraph-rsid="000affa3"/>
    </style:style>
    <style:style style:name="P24" style:family="paragraph" style:parent-style-name="Standard">
      <style:text-properties officeooo:rsid="00264ef8" officeooo:paragraph-rsid="00264ef8"/>
    </style:style>
    <style:style style:name="P25" style:family="paragraph" style:parent-style-name="Standard">
      <style:text-properties officeooo:rsid="002b162c" officeooo:paragraph-rsid="002b162c"/>
    </style:style>
    <style:style style:name="P26" style:family="paragraph" style:parent-style-name="Standard">
      <style:text-properties officeooo:rsid="002c37af" officeooo:paragraph-rsid="002c37af"/>
    </style:style>
    <style:style style:name="P27" style:family="paragraph" style:parent-style-name="Standard">
      <style:text-properties officeooo:rsid="002d180d" officeooo:paragraph-rsid="002d180d"/>
    </style:style>
    <style:style style:name="P28" style:family="paragraph" style:parent-style-name="Standard">
      <style:text-properties officeooo:rsid="002dbdf0" officeooo:paragraph-rsid="002dbdf0"/>
    </style:style>
    <style:style style:name="P29" style:family="paragraph" style:parent-style-name="Standard">
      <style:text-properties officeooo:rsid="002efeae" officeooo:paragraph-rsid="002efeae"/>
    </style:style>
    <style:style style:name="P30" style:family="paragraph" style:parent-style-name="Standard">
      <style:text-properties officeooo:rsid="001f8b93" officeooo:paragraph-rsid="002efeae"/>
    </style:style>
    <style:style style:name="P31" style:family="paragraph" style:parent-style-name="normal">
      <style:text-properties officeooo:rsid="001f8b93" officeooo:paragraph-rsid="00307b51"/>
    </style:style>
    <style:style style:name="P32" style:family="paragraph" style:parent-style-name="normal">
      <style:text-properties officeooo:rsid="0046b2d0" officeooo:paragraph-rsid="00307b51"/>
    </style:style>
    <style:style style:name="P33" style:family="paragraph" style:parent-style-name="normal">
      <style:text-properties fo:language="es" fo:country="AR" officeooo:rsid="0019dc2e" officeooo:paragraph-rsid="00307b51"/>
    </style:style>
    <style:style style:name="P34" style:family="paragraph" style:parent-style-name="normal">
      <style:text-properties fo:language="es" fo:country="AR" fo:font-style="normal" officeooo:rsid="001c4911" officeooo:paragraph-rsid="00307b51" style:font-style-asian="normal" style:font-style-complex="normal"/>
    </style:style>
    <style:style style:name="P35" style:family="paragraph" style:parent-style-name="normal">
      <style:text-properties officeooo:rsid="0037e04a" officeooo:paragraph-rsid="00307b51"/>
    </style:style>
    <style:style style:name="P36" style:family="paragraph" style:parent-style-name="normal">
      <style:text-properties officeooo:paragraph-rsid="00307b51"/>
    </style:style>
    <style:style style:name="P37" style:family="paragraph" style:parent-style-name="normal">
      <style:text-properties officeooo:rsid="00307b51" officeooo:paragraph-rsid="00307b51"/>
    </style:style>
    <style:style style:name="P38" style:family="paragraph" style:parent-style-name="normal">
      <style:paragraph-properties fo:margin-left="0cm" fo:margin-right="0cm" fo:text-indent="0cm" style:auto-text-indent="false"/>
      <style:text-properties officeooo:paragraph-rsid="00307b51"/>
    </style:style>
    <style:style style:name="P39" style:family="paragraph" style:parent-style-name="normal" style:list-style-name="WWNum1">
      <style:paragraph-properties fo:margin-left="0cm" fo:margin-right="0cm" fo:text-indent="0cm" style:auto-text-indent="false"/>
      <style:text-properties officeooo:paragraph-rsid="00307b51"/>
    </style:style>
    <style:style style:name="T1" style:family="text">
      <style:text-properties officeooo:rsid="004206b8"/>
    </style:style>
    <style:style style:name="T2" style:family="text">
      <style:text-properties officeooo:rsid="0034ea71"/>
    </style:style>
    <style:style style:name="T3" style:family="text">
      <style:text-properties officeooo:rsid="003cb5ea"/>
    </style:style>
    <style:style style:name="T4" style:family="text">
      <style:text-properties officeooo:rsid="003e9aab"/>
    </style:style>
    <style:style style:name="T5" style:family="text">
      <style:text-properties officeooo:rsid="000ebbba"/>
    </style:style>
    <style:style style:name="T6" style:family="text">
      <style:text-properties officeooo:rsid="00101e4f"/>
    </style:style>
    <style:style style:name="T7" style:family="text">
      <style:text-properties officeooo:rsid="00130d99"/>
    </style:style>
    <style:style style:name="T8" style:family="text">
      <style:text-properties officeooo:rsid="0016dfb1"/>
    </style:style>
    <style:style style:name="T9" style:family="text">
      <style:text-properties officeooo:rsid="0018e38d"/>
    </style:style>
    <style:style style:name="T10" style:family="text">
      <style:text-properties officeooo:rsid="001e75c5"/>
    </style:style>
    <style:style style:name="T11" style:family="text">
      <style:text-properties officeooo:rsid="00203939"/>
    </style:style>
    <style:style style:name="T12" style:family="text">
      <style:text-properties officeooo:rsid="00221379"/>
    </style:style>
    <style:style style:name="T13" style:family="text">
      <style:text-properties officeooo:rsid="0022b0f5"/>
    </style:style>
    <style:style style:name="T14" style:family="text">
      <style:text-properties officeooo:rsid="00264ef8"/>
    </style:style>
    <style:style style:name="T15" style:family="text">
      <style:text-properties officeooo:rsid="0026c5ca"/>
    </style:style>
    <style:style style:name="T16" style:family="text">
      <style:text-properties officeooo:rsid="00276dc1"/>
    </style:style>
    <style:style style:name="T17" style:family="text">
      <style:text-properties officeooo:rsid="0028fc67"/>
    </style:style>
    <style:style style:name="T18" style:family="text">
      <style:text-properties officeooo:rsid="002d180d"/>
    </style:style>
    <style:style style:name="T19" style:family="text">
      <style:text-properties officeooo:rsid="002ee7b1"/>
    </style:style>
    <style:style style:name="T20" style:family="text">
      <style:text-properties officeooo:rsid="004fe03a"/>
    </style:style>
    <style:style style:name="T21" style:family="text">
      <style:text-properties fo:font-style="italic" officeooo:rsid="001bc187" style:font-style-asian="italic" style:font-style-complex="italic"/>
    </style:style>
    <style:style style:name="T22" style:family="text">
      <style:text-properties fo:font-style="normal" officeooo:rsid="001f181d" style:font-style-asian="normal" style:font-style-complex="normal"/>
    </style:style>
    <style:style style:name="T23" style:family="text">
      <style:text-properties fo:font-style="normal" officeooo:rsid="001bc187" style:font-style-asian="normal" style:font-style-complex="normal"/>
    </style:style>
    <style:style style:name="T24" style:family="text">
      <style:text-properties fo:font-style="normal" officeooo:rsid="001c4911" style:font-style-asian="normal" style:font-style-complex="normal"/>
    </style:style>
    <style:style style:name="T25" style:family="text">
      <style:text-properties officeooo:rsid="001da864"/>
    </style:style>
    <style:style style:name="T26" style:family="text">
      <style:text-properties officeooo:rsid="001fc7fd"/>
    </style:style>
    <style:style style:name="T27" style:family="text">
      <style:text-properties officeooo:rsid="00307b5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pitulo 2</text:p>
      <text:p text:style-name="P2">* Computación Paralela</text:p>
      <text:p text:style-name="P2"><text:s text:c="3"/>* Definición</text:p>
      <text:p text:style-name="P2"><text:s text:c="6"/>* Computación secuencial vs. paralela</text:p>
      <text:p text:style-name="P2"><text:s text:c="3"/>* Campos de aplicación de la computación paralela</text:p>
      <text:p text:style-name="P2"><text:s text:c="6"/>* Robar de la descripcion del proyecto que estaba originalmente en cap 1</text:p>
      <text:p text:style-name="P2"><text:s text:c="3"/>* Plataformas de Computación Paralela</text:p>
      <text:p text:style-name="P2"><text:s text:c="6"/>* Clasificación de Flynn</text:p>
      <text:p text:style-name="P2"><text:s text:c="6"/>* Memoria compartida y distribuida</text:p>
      <text:p text:style-name="P2"><text:s text:c="6"/>* Cluster, multicore, GPU</text:p>
      <text:p text:style-name="P2"/>
      <text:p text:style-name="P2">* Fortran</text:p>
      <text:p text:style-name="P2"><text:s text:c="2"/>* Con esta seccion no creo que haya problemas</text:p>
      <text:p text:style-name="P2"><text:s text:c="2"/>* <text:span text:style-name="T8">Agregaria fortran legacy apps (y definición de legacy apps) al principio. (a gpu approach...)</text:span></text:p>
      <text:p text:style-name="P2"/>
      <text:p text:style-name="P2">* OpenMP</text:p>
      <text:p text:style-name="P2"><text:s text:c="3"/>* Tampoco</text:p>
      <text:p text:style-name="P2"/>
      <text:p text:style-name="P2">* Optimización y paralelización de aplicaciones</text:p>
      <text:p text:style-name="P2"><text:s text:c="3"/>* Flujo de trabajo general de la optimización de aplicaciones</text:p>
      <text:p text:style-name="P2"><text:s text:c="3"/>* Tratamiento de Entrada/salida </text:p>
      <text:p text:style-name="P2"/>
      <text:p text:style-name="P2">* Aplicación XXXX (tiene nombre?)</text:p>
      <text:p text:style-name="P2"><text:s text:c="3"/>* Descripción de la aplicación</text:p>
      <text:p text:style-name="P2"><text:s text:c="3"/>* Uso que hace actualmente el usuario</text:p>
      <text:p text:style-name="P1"/>
      <text:p text:style-name="P22">En el pasado reciente, la herramienta más común para la solución de problemas de las ciencias computacionales fue la programación en lenguajes adaptados al cómputo científico, como FORTRAN. Cuando los recursos de computación (por ejemplo, con la aparición de la computadora personal) se hicieron accesibles a los investigadores individualmente, y a grupos de investigación de modestos presupuestos, esta herramienta se hizo popular y creó un modo de trabajo estándar de facto, <text:span text:style-name="T3">ampliamente extendido,</text:span> en las ciencias e ingenierías. <text:s/></text:p>
      <text:p text:style-name="P21"/>
      <text:p text:style-name="P21"><text:span text:style-name="T3">Con frecuencia, las soluciones producidas por este modo de trabajo eran </text:span>programas grandes, secuenciales y monolíticos. <text:span text:style-name="T3">Los problemas abordados por esta clase de </text:span>programas <text:span text:style-name="T3">se caracterizan por </text:span>gran<text:span text:style-name="T3">des demandas </text:span>de c<text:span text:style-name="T3">ó</text:span>mputo y de memoria, <text:span text:style-name="T3">recursos especialmente escasos desde los</text:span> <text:span text:style-name="T4">comienzos </text:span>de la computación. <text:span text:style-name="T3">Las decisiones de programación no </text:span>resultaban siempre eficientes, debido a que <text:span text:style-name="T3">su autor </text:span>no siempre era un profesional del área informática, sino el científico que necesitaba la solución. </text:p>
      <text:p text:style-name="P23">La evolución técnica y económica de los sistemas disponibles para los investigadores permitió la incorporación de plataformas paralelas, primero con la posibilidad de distribuir el cómputo entre varios equipos de computación a través de una red, luego con diferentes formas de arquitecturas paralelas de hardware. En estas plataformas, la multiplicidad de los recursos enfrenta al programador con un problema de programación y de administración de recursos aún más complejo.</text:p>
      <text:p text:style-name="P21">En este capítulo se presenta <text:span text:style-name="T1">el tratamiento de </text:span>estos problemas mediante la utilización de programación paralela. En la sección 2.1 se explicará en qu<text:span text:style-name="T1">é</text:span> consiste la programación paralela, explicando sintéticamente c<text:span text:style-name="T1">ó</text:span>mo funciona un programa paralelo, <text:span text:style-name="T1">cuáles son </text:span>las plataformas <text:s/><text:span text:style-name="T1">más utilizadas </text:span>de computación paralela <text:span text:style-name="T2">y sus modelos de comunicación (memoria compartida, pasaje de mensajes). En la sección 2.2 se presentará brevemente el lenguaje de programación Fortran y se explicará su uso a nivel científico. En las secciones 2.3 y 2.4 se presentan la interfaz de programación de aplicaciones OpenMP y su implementación en Fortran respectivamente. En la sección 2.5 se mostrará en qué consiste el proceso de optimización para paralelizar una aplicación y </text:span><text:soft-page-break/><text:span text:style-name="T2">por último en la sección 2.6 se presentará la aplicación cientifica núcleo de esta Tesis y se describirá muy brevemente el problema que resuelve.</text:span></text:p>
      <text:p text:style-name="P1"/>
      <text:p text:style-name="P1"/>
      <text:p text:style-name="P3">##<text:span text:style-name="T7">Visión general del procesamiento paralelo</text:span></text:p>
      <text:p text:style-name="P3"/>
      <text:p text:style-name="P4">Lograr completar un trabajo mucho mas rápido al desempeñar múltiples tareas simultáneamente es la fuerza impulsora detrás del procesamiento paralelo.</text:p>
      <text:p text:style-name="P4">Hace ya varios años, Michael Flynn propuso un modelo sencillo y común de categorizar todas las computadoras que continua siendo útil y aplicable. Las categorías son determinadas por el flujo de instrucciones y el flujo de datos que la computadora puede procesar en cualquier instante dado. Todas las computadoras pueden ser ubicadas en una de las siguientes cuatro categorías:</text:p>
      <text:p text:style-name="P4"/>
      <text:p text:style-name="P4">*Single Instruction, Single Data (SISD) – <text:span text:style-name="T5">En español “una instrucción, un dato”. </text:span>Esta es la computadora mas común en el mercado hoy en día, <text:span text:style-name="T5">un sistema mono procesador con un flujo de instrucciones y un flujo de datos. Gran parte de las PCs caen en esta categoría.</text:span></text:p>
      <text:p text:style-name="P4">*<text:span text:style-name="T5">Multiple Instruction, Single Data (MISD) – “Múltiples instrucciones, un dato”. El mismo conjunto de datos es tratado por múltiples procesadores. No hay un sistema de este tipo que haya sido construido para venta al público o en otro ámbito.</text:span></text:p>
      <text:p text:style-name="P4">*Single Instruction, Multiple Data (SIMD) – “Una instrucción, múltiples datos”. Varios flujos de datos son procesados por varios procesadores, donde cada uno de ellos ejecuta el mismo flujo de instrucciones. Maquinas de este tipo tienen un solo procesador que ejecuta el flujo único de instrucciones y despacha subconjuntos de esas instrucciones a todos los demás procesadores (que generalmente son de diseño mucho mas simple). Cada uno de estos procesadores “esclavos” ejecutan su propio flujo de datos. Este tipo de computadoras (SIMD) no son muy flexibles. Son buenas para aplicaciones que desempeñan las mismas operaciones en una gran cantidad de datos, como el álgebra lineal, pero no se desempeñan bien con flujos de instrucciones que tienen varias cantidades de ramificaciones (una descripción que se ajusta a la mayoría de las aplicaciones modernas).</text:p>
      <text:p text:style-name="P5">*<text:span text:style-name="T6">Multiple Instruction, Multiple Data (MIMD) – “Múltiples instrucciones, múltiples datos”. Esto aplica a máquinas que poseen múltiples procesadores los cuales son capaces de ejecutar flujos de instrucciones independientes usando flujos de datos propios y separados. Tales maquinas son mucho mas flexibles que los sistemas SIMD y en la actualidad hay cientos de diferentes maquinas MIMD disponibles.</text:span></text:p>
      <text:p text:style-name="P5"/>
      <text:p text:style-name="P5"/>
      <text:p text:style-name="P6">## Modelos Paralelos</text:p>
      <text:p text:style-name="P6"/>
      <text:p text:style-name="P6">Desde la perspectiva del sistema operativo, hay dos medios importantes de conseguir procesamiento paralelo: múltiples procesos y múltiples hilos.</text:p>
      <text:p text:style-name="P6"/>
      <text:p text:style-name="P6">Cuando uno ejecuta un programa en una computadora, <text:span text:style-name="T9">el sistema operativo crea una entidad llamada “proceso” la cual tiene un conjunto de recursos asociados. Estos recursos incluyen, pero no están limitados a, estructuras de datos con información del proceso, un espacio de direcciones virtuales el cual contiene las instrucciones del programa y datos, y al menos un hilo. </text:span></text:p>
      <text:p text:style-name="P7">¿Qué es un hilo? Un hilo es un flujo de control independiente dentro del proceso, compuesto de un contexto (el cual incluye un conjunto de registros) y una secuencia de instrucciones para ejecutar. Por flujo de control independiente, nos referimos a un camino de ejecución a través del programa.</text:p>
      <text:p text:style-name="P7"/>
      <text:p text:style-name="P8">Actualmente hay distintos niveles de paralelismo en los sistemas de computación. Por ejemplo los procesadores VLIW y los RISC superescalares, alcanzan paralelismo en el nivel de instrucción (ejecutar varías instrucciones de bajo nivel al mismo tiempo). Para este trabajo de tesis utilizamos el <text:soft-page-break/>termino procesamiento paralelo para indicar que mas de un hilo de ejecución se está ejecutando en un único programa. Lo cual también permite que mas de un proceso pueda cumplir con procesamiento paralelo. Dicho esto podemos categorizar el procesamiento paralelo en tres categorías:</text:p>
      <text:p text:style-name="P8"/>
      <text:p text:style-name="P8">*<text:span text:style-name="T10">Paralelismo de procesos: usar mas de un proceso para desempeñar un conjunto de tareas.</text:span></text:p>
      <text:p text:style-name="P8">*<text:span text:style-name="T10">Paralelismo de hilos: usar múltiples hilos dentro de un único proceso para ejecutar un conjunto de tareas.</text:span></text:p>
      <text:p text:style-name="P8">*<text:span text:style-name="T10">Paralelismo hibrido: usar múltiples procesos, donde al menos uno de ellos es un proceso paralelo con hilos, para desempeñar un conjunto de tareas.</text:span></text:p>
      <text:p text:style-name="P8"/>
      <text:p text:style-name="P9">¿Qué razones hay para utilizar paralelización con hilos si con múltiples procesos se puede conseguir paralelismo? Al menos existen dos razones potenciales: conservación de recursos del sistema y ejecución mas rápida.</text:p>
      <text:p text:style-name="P9">Los hilos comparten acceso a los datos del proceso, archivos abiertos y otros atributos del proceso. Compartir datos e instrucciones puede disminuir dramáticamente los requerimientos de recursos para un trabajo en particular. En contraste, una colección de procesos a menudo deberá duplicar las áreas de datos e instrucciones en memoria para un trabajo.</text:p>
      <text:p text:style-name="P9"/>
      <text:p text:style-name="P9">##<text:span text:style-name="T16">#</text:span>Conceptos básicos de hilos</text:p>
      <text:p text:style-name="P9"/>
      <text:p text:style-name="P10">Un hilo es mas simple de administrar ya que no incluye todos los atributos de un proceso. Pueden ser creados y destruidos mucho más rápido que un proceso. Los hilos tienen otros atributos importantes, relacionados al desempeño.</text:p>
      <text:p text:style-name="P10">Un hilo ocioso es uno que no tiene procesamiento para hacer y está esperando por su próximo conjunto de tareas. Por lo general el hilo es puesto en estado de espera (wait) al chequear una variable especial, que usualmente puede tener dos valores, bloqueado o desbloqueado, es decir que debe esperar o puede continuar procesando, respectivamente.</text:p>
      <text:p text:style-name="P10">Los hilos ociosos pueden ser suspendidos o dejar en un giro de espera. Los hilos suspendidos liberan el procesador donde se estaban ejecutando. Los que están en giro de espera van a chequear repetidamente la variable para ver si ya están desbloqueados, sin liberar el procesador para otros procesos. Como resultado de esto el rendimiento del sistema puede degradarse drásticamente. Sin embargo, reiniciar un hilo suspendido puede llevar cientos, si no miles, de cliclos de procesador.</text:p>
      <text:p text:style-name="P10">Otro atributo de los hilos es la afinidad. Esto es la práctica de al reiniciar un hilo mantenerlo en ejecución en el procesador donde se estaba ejecutando previamente, por la mayor cantidad de tiempo posible. Esto habilita al hilo a beneficiarse de los datos que habían sido puestos en cache durante su ejecución previa, <text:span text:style-name="T11">si no debería cargar todos los datos necesarios para su ejecución desde la memoria a la cache del nuevo procesador.</text:span></text:p>
      <text:p text:style-name="P10"/>
      <text:p text:style-name="P11">##<text:span text:style-name="T16">#</text:span>Hilos POSIX</text:p>
      <text:p text:style-name="P11"/>
      <text:p text:style-name="P11">Recién en 1995 se establece un estándar para la programación de hilos, a pesar de que hacía décadas los fabricantes de computadoras venían implementando hilos en sus sistemas operativos. Es parte del estándar POSIX (Portable Operating System Interface), en particular la porción POSIX 1003.1c. Incluye las funciones y las Interfaces de Programación de Aplicación (APIs) que soportan múltiples flujos de control dentro de un proceso. Hilos creados y manipulados vía este estándar son generalmente indicados como pthreads. <text:span text:style-name="T12">Previo al establecimiento de este estándar, las APIs de hilos eran especificas del fabricante del hardware, lo que hacía muy dificil la portabilidad de aplicaciones paralelas con hilos. Combinado con la complejidad de reescribir aplicaciones para utilizar y beneficiarse de control de hilos explicito, resultaba en muy pocas aplicaciones paralelas con hilos.</text:span></text:p>
      <text:p text:style-name="P11"/>
      <text:p text:style-name="P11">##<text:span text:style-name="T16">#</text:span>Directivas del compilador y OpenMP</text:p>
      <text:p text:style-name="P11"><text:soft-page-break/></text:p>
      <text:p text:style-name="P11">El uso de directivas del compilador para conseguir paralelismo es un intento para aliviar la complejidad y problemas de portabilidad. <text:span text:style-name="T13">En el paralelismo orientado a directivas se ponen la mayoría de las mecánicas paralelas a trabajar dentro del compilador (generar hilos, generar construcciones de sincronización, etc.). Es decir, el compilador traduce la directiva al compilador en las llamadas al sistema necesarias para la administración de los hilos y realizar cualquier reestructuración del código necesaria. Estas directivas proveen un medio simple para conseguir paralelismo.</text:span></text:p>
      <text:p text:style-name="P12">Una <text:s/>cosa que ha fomentado el uso de directivas es el estándar OpenMP para directivas de compilador paralelas. Antes de la aparición de este estándar, las directivas de compilador eran específicas del fabricante de hardware lo que dificultaba la portabilidad. </text:p>
      <text:p text:style-name="P12">Tanto la implementación de hilos paralelos explicita (por ej. pthreads) y paralelismo basado en directivas (por ej. OpenMP) se benefician de lo que nos referimos como “memoria compartida”.</text:p>
      <text:p text:style-name="P12"/>
      <text:p text:style-name="P13">##<text:span text:style-name="T16">#</text:span>Paralelismo de memoria compartida – El modelo fork/exec</text:p>
      <text:p text:style-name="P14">Como resultado, el paralelismo de hilos depende de la existencia de la memoria compartida para la comunicación. Otro modelo paralelo mas antiguo, también utiliza memoria compartida, pero entre procesos. Generalmente se lo denomina paralelismo de procesos y típicamente alcanzado a través del uso de las llamadas al sistema fork() y exec() <text:s/>(o sus análogas). Por ello se lo llama generalmente como el modelo fork/exec. <text:span text:style-name="T14">La memoria es compartida entre los procesos en virtud de las llamadas al sistema mmap() (derivada de Berkeley UNIX) o shmget() (de System V UNIX).</text:span></text:p>
      <text:p text:style-name="P14"/>
      <text:p text:style-name="P15">###Pasaje de Mensajes</text:p>
      <text:p text:style-name="P15">El modelo fork/exec no implica la existencia de memoria compartida. Los procesos pueden comunicarse a través de interfaces de E/S tales como las llamadas al sistema read() y write(). Esto puede darse a través de un archivo normal o vía sockets.</text:p>
      <text:p text:style-name="P15">La comunicación vía un archivo es conseguida <text:span text:style-name="T16">fácilmente</text:span> entre procesos que comparten un sistema de archivos. Y puede extenderse a varios sistemas utilizando un <text:span text:style-name="T15">sistema de archivos compartido como NFS.</text:span></text:p>
      <text:p text:style-name="P16">Los sockets son usualmente un medio de comunicación mas eficiente entre procesos ya que remueven mucho del costo inherente al realizar operaciones sobre un sistema de archivos.</text:p>
      <text:p text:style-name="P16">Estas dos variaciones comunes dependen del proceso enviando el dato a ser comunicado a un archivo o socket. Este dato puede ser descrito como un mensaje, esto es, el proceso emisor está pasando un mensaje al proceso receptor. De ahí el nombre para este modelo.</text:p>
      <text:p text:style-name="P16">Han existido diferentes implementaciones de <text:span text:style-name="T16">librerías</text:span> de pasaje de mensajes, como PAR-MACS (para macros paralelas) y PVM (Parallel Virtual Machine). Luego en 1994 surge MPI en un intento de brindar una API estándar de pasaje de mensajes, la cual pronto eclipsó a PVM y fue adoptando algunas de las ventajas de esta. Aún cuando fue pensada principalmente para maquinas de memoria distribuida, tiene la ventaja de que puede ser usada aplicaciones en maquinas de memoria compartida también. MPI está <text:span text:style-name="T16">destinado a paralelismo de procesos, no paralelismo de hilos.</text:span></text:p>
      <text:p text:style-name="P16"/>
      <text:p text:style-name="P17">##Infraestructuras de Hardware para Paralelismo</text:p>
      <text:p text:style-name="P18">Históricamente, las arquitecturas de computadoras paralelas han sido muy diversas. Existen aún diversas arquitecturas básicas disponibles comercialmente hoy en día. En las siguientes secciones se dará un panorama general de las arquitecturas paralelas.</text:p>
      <text:p text:style-name="P18"/>
      <text:p text:style-name="P18">###Clusters</text:p>
      <text:p text:style-name="P19">Un cluster es una colección interconectada de equipos independientes que son utilizadas como un solo recurso de computación. Un ejemplo común, pero extremo, de cluster es simplemente un grupo de diversas estaciones de trabajo ubicadas en un cuarto e interconectadas por Ethernet.</text:p>
      <text:p text:style-name="P19">Definimos vagamente un nodo de computación como una colección de procesadores que comparten la latencia de memoria mas baja. Por su propia definición, un nodo de un cluster es un único equipo <text:soft-page-break/>independiente. Una de las ventajas de un cluster es que cada nodo está bien balanceado en terminos de procesador, sistema de memoria y capacidades de E/S (porque cada nodo es una computadora). Otra ventaja es el costo; usualmente consiste de estaciones de trabajos individuales <text:span text:style-name="T17">obtenidas directamente en una tienda</text:span>. <text:span text:style-name="T17">La tecnología de interconexión puede ser obtenida de la misma manera en la forma de Ethernet, FDDI, etc. Los clusters también son muy escalables ya que se puede seguir agregando nodos al sistema paralelo simplemente agregando otra estación de trabajo.</text:span></text:p>
      <text:p text:style-name="P20">La capacidad y el desempeño de las interconexiones son dos desventajas de los clusters. Acceder a datos que residen en el mismo nodo donde está ejecutándose la aplicación será rápido (tanto como la estación de trabajo). Datos que existen en otros nodos es otro asunto. Ya que el otro nodo es una computadora completa, el dato deberá ser transferido vía una llamada al sistema de E/S como se indicaba en pasaje de mensajes. Esto significa que el dato deberá viajar a través del cable (y el protocolo) desde el nodo remoto al nodo donde es necesario. Esto puede ser muy lento.</text:p>
      <text:p text:style-name="P20">Notemos que está el tema del espacio de direcciones para una aplicación. Los clusters tienen multiples, independientes espacios de direcciones para cada nodo.</text:p>
      <text:p text:style-name="P25">La administración del sistema presenta otro problema. Sin software especial para esta tarea, es muy difícil administrar el sistema. El software debe instalarse en cada nodo individual lo cual puede ser un proceso muy lento y costoso (por ej. si se necesita una licencia por cada nodo).</text:p>
      <text:p text:style-name="P25">Otro asunto es la falta de una imagen del sistema única. Nos referimos a la capacidad de que el cluster deba verse como un sistema solo y no como un conjunto de computadoras. Un usuario que ingresa en el sistema puede hacerlo siempre desde la misma estación de trabajo, con lo cual no verá diferencias, pero si lo realiza desde distintas estaciones puede ver un ambiente muy distinto al cambiar de equipo. Por lo general se busca mantener los archivos utilizados por el usuario disponibles cada vez que ingrese sin importar el equipo en el que esté, lo que trae mayor complejidad al cluster.</text:p>
      <text:p text:style-name="P25"/>
      <text:p text:style-name="P26">###Multiprocesadores Simétricos (SMPs)</text:p>
      <text:p text:style-name="P26">La mayoría de los fabricantes de hardware están tomando otra alternativa para evitar los problemas de los clusters. Se presenta la computadora multiprocesador en la cual todos los procesadores acceden a todos los recursos de la maquina. Cuando los procesadores son todos iguales y cada uno tiene acceso igualitario a los recursos de la computadora, i.e. es simétrico, el sistema se llama Multiprocesador Simetrico (SMP por las siglas en ingles).</text:p>
      <text:p text:style-name="P26">Un equipo SMP debe ser capaz de que todos sus procesadores se ejecuten en modo kernel. El modo kernel es cuando un programa ejecuta alguna instrucción especial o procedimiento (i.e. una llamada al sistema) que requiere <text:span text:style-name="T18">que el sistema operativo tome control sobre el hilo de ejecución del programa por un periodo de tiempo. Si solo una CPU a la vez puede ejecutarse en modo kernel, tenemos un cuello de botella que transformará nuestra computadora multiprocesador en un sistema de un solo procesador.</text:span></text:p>
      <text:p text:style-name="P27">Al proveer un solo espacio de direcciones para las aplicaciones, un sistema SMP puede hacer el desarrollo de aplicaciones mas fácil que en un sistema con múltiples e independientes espacios de direcciones como un cluster.</text:p>
      <text:p text:style-name="P28">Un sistema SMP tendrá múltiples procesadores pero en realidad no tiene múltiples sistemas de E/S o de memoria. Ya que en los SMP se tiene acceso igual o uniforme a la memoria se dice que son maquinas de Acceso de Memoria Uniforme (UMA – Uniform Memory Access). UMA implica que todos los procesadores pueden acceder a la memoria con la misma latencia.</text:p>
      <text:p text:style-name="P28"/>
      <text:p text:style-name="P28">###Buses y Crossbars</text:p>
      <text:p text:style-name="P28">Un bus puede ser visto como un conjunto de cables que es utilizado para conectar varios periféricos de la computadora. La comunicación entre los recursos es comúnmente hecha con un bus. Generalmente hay dos grupos: Buses de E/S y de <text:span text:style-name="T19">memoria. Los de E/S típicamente son largos, pueden tener diferentes tipos de dispositivos conectados y normalmente acatan un estándar. Por el otro lado, los buses de memoria son cortos, de alta velocidad y usualmente personalizados para el </text:span><text:soft-page-break/><text:span text:style-name="T19">sistema de memoria así maximiza el desempeño entre el procesador y la memoria. Los buses son muy versátiles y rentables.</text:span></text:p>
      <text:p text:style-name="P29">Otro método común de interconectar dispositivos es a través de crossbars. Un crossbar es como múltiples buses independientes que conectan cada uno de los módulos en el multiprocesador. El hardware es mucho más complicado de lo que parece. Esto es debido a que debe permitir tantas comunicaciones independientes como sea posible mientras arbitra los pedidos múltiples de acceso al mismo recurso, como un banco de memoria. Todos los posibles caminos no conflictivos pueden ser permitidos simultáneamente, pero esto supone más hardware.</text:p>
      <text:p text:style-name="P29"/>
      <text:p text:style-name="P30"/>
      <text:p text:style-name="P32"><text:span text:style-name="T27">##</text:span>Computo de Altas Prestaciones</text:p>
      <text:p text:style-name="P37">Luego de ver que es, las categorias y distintos modelos de la computación paralela, podemos definir lo que podríamos llamar una consecuencia de la evolución y el desarrollo de esta misma, el computo de altas prestaciones.</text:p>
      <text:p text:style-name="P36">Un gran problema transversal a las Ciencias e Ingenierías Computacionales es la aplicación eficiente de modernas herramientas de cómputo paralelo y distribuido. La respuesta a este problema está condensada en el concepto de Computación de Altas Prestaciones (High Performance Computing, o HPC) que abarca todos aquellos principios, métodos y técnicas que permiten abordar problemas con estructuras de cómputo complejas y de altos requerimientos.</text:p>
      <text:p text:style-name="P36">El objetivo del proyecto HPC en la FaI es adquirir conocimientos para el diseño, desarrollo, gestión y mejora de las tecnologías de hardware y software involucradas en la Computación de Altas Prestaciones (CAP) y sus aplicaciones en Ciencias e Ingeniería Computacional.</text:p>
      <text:p text:style-name="P36"/>
      <text:p text:style-name="P36">Tradicionalmente, el ámbito donde surgían los productos de la ciencia y de la ingeniería eran los laboratorios. Combinando la teoría y la experimentación, con cálculos hechos a mano o apoyándose en herramientas de cálculo rudimentarias, se aplicaba el conocimiento de la física, la matemática, la biología, para obtener y validar nuevos conocimientos. La aparición de las computadoras ofreció una nueva y potente forma de hacer ciencia e ingeniería: la ejecución de programas que utilizan modelos matemáticos y soluciones numéricas para resolver los problemas.</text:p>
      <text:p text:style-name="P36"/>
      <text:p text:style-name="P36">Así surgen herramientas como la simulación numérica, proceso de modelar matemáticamente un fenómeno de la realidad, y ejecutar experimentos virtuales a partir del modelo implementado en computador. En cada disciplina podemos encontrar experimentos que, por ser de alto costo, complejos, peligrosos o simplemente impracticables, hacen de la simulación numérica una herramienta de enorme valor. De la misma manera, las computadoras permiten la obtención de resultados concretos para problemas de cálculo imposibles de abordar en forma manual.</text:p>
      <text:p text:style-name="P36"/>
      <text:p text:style-name="P33">Hubo un tiempo cuando un analista <text:span text:style-name="T27">numérico</text:span> podía escribir <text:span text:style-name="T20">código</text:span> para implementar un algoritmo. El código era <text:span text:style-name="T21">miope </text:span><text:span text:style-name="T22">ya</text:span><text:span text:style-name="T23"> que era escrito solamente con la idea de implementar el algoritmo. Existía cierta consideración en la performance, pero generalmente era mas una idea de ahorrar la memoria de la computadora. La memoria era el comodity mas preciado en los albores de la computación. “Tunear” el código para la arquitectura subyacente no era una consideración de primer orden.</text:span></text:p>
      <text:p text:style-name="P33"><text:span text:style-name="T23">A medida que las arquitecturas de computadoras evolucionaron, la tarea de codificación tuvo que ser ampliada para abarcar la explotación de la arquitectura. Esto </text:span><text:span text:style-name="T24">fue necesario con el fin de obtener el rendimiento que se exige de códigos de aplicación.</text:span></text:p>
      <text:p text:style-name="P34"/>
      <text:p text:style-name="P34">Los centros de computadoras de cada día mejoran los sistemas con mas procesadores y mas rápidos, mas memoria, y subsistemas de E/S mejorados, solo para descubrir que el rendimiento de la aplicación mejora un poco, si es que lo hace. <text:span text:style-name="T25">Luego de algo de análisis por los vendedores de sistemas o software, encontraron que sus aplicaciones simplemente no estaban diseñadas para explotar las mejoras en la arquitectura de la computadora. A pesar de los desarrolladores haber leído textos sobre computación de alto desempeño y haber aprendido el significado de las palabras de </text:span><text:soft-page-break/><text:span text:style-name="T25">moda, acrónimos, benchmarks y conceptos abstractos, nunca se les dieron los detalles sobre como diseñar o modificar realmente software que pueda beneficiarse de las mejoras en la arquitectura de la computadora.</text:span></text:p>
      <text:p text:style-name="P36"/>
      <text:p text:style-name="P35"/>
      <text:p text:style-name="P32"><text:span text:style-name="T27">###</text:span>Ciencia e Ingeniería Computacional</text:p>
      <text:p text:style-name="P36"><text:span text:style-name="T26">La</text:span> situación <text:span text:style-name="T26">descripta en <text:s/>los parrafos anteriores</text:span> ha dado auge a un nuevo campo interdisciplinario denominado Ciencia e Ingeniería Computacional (Computational Science &amp; Engineering, CSE), que es la intersección de tres dominios: matemática, ciencias de la computación, y las diferentes ramas de las ciencias o ingenierías. La Ciencia e Ingeniería Computacional usa herramientas de las ciencias de la computación y las matemáticas para estudiar problemas de las ciencias físicas, sociales, de la Tierra, de la vida, de las diferentes disciplinas ingenieriles, etc.</text:p>
      <text:p text:style-name="P36"/>
      <text:p text:style-name="P36">Durante la presente década, la Ciencia e Ingeniería Computacional ha visto un desarrollo espectacular. Puede decirse que las tecnologías de cómputo y de comunicaciones han modificado el campo <text:span text:style-name="T26">científico</text:span> de una manera que no admite el retroceso, sino que, al contrario, la superación y extensión de esas tecnologías resulta vital para poder seguir haciendo ciencias como las conocemos hoy.</text:p>
      <text:p text:style-name="P36"/>
      <text:p text:style-name="P36">Gracias a estos avances tecnológicos los científicos pueden trascender sus anteriores alcances, extender sus resultados y abordar nuevos problemas, antes intratables. Entre los métodos de la Ciencia e Ingeniería Computacional se incluyen:</text:p>
      <text:p text:style-name="P36"/>
      <text:p text:style-name="P38">*Simulaciones numéricas, con diferentes objetivos:</text:p>
      <text:p text:style-name="P38">**Reconstrucción y comprensión los eventos naturales conocidos: terremotos, incendios forestales, maremotos, etc.</text:p>
      <text:p text:style-name="P38">**Predicción del futuro o de situaciones inobservables: predicción del tiempo, comportamiento de partículas subatómicas.</text:p>
      <text:p text:style-name="P36"/>
      <text:p text:style-name="P38">*Ajustes de modelos y análisis de datos</text:p>
      <text:p text:style-name="P38">**Sintonización de modelos o resolución de ecuaciones para reflejar observaciones, sujetas a las limitaciones del modelo: prospección geofísica, lingüística computacional.</text:p>
      <text:p text:style-name="P38">**Modelado de redes, en particular aquellas que conectan individuos, organizaciones, o sitios web.</text:p>
      <text:p text:style-name="P38">**Procesamiento de imágenes, inferencia de conceptos y discriminantes: detección de características del terreno, de procesos climatológicos, reconocimiento de patrones gráficos</text:p>
      <text:p text:style-name="P36"/>
      <text:p text:style-name="P38">*Optimización</text:p>
      <text:p text:style-name="P38">**Análisis y mejoramiento de escenarios conocidos, como procesos técnicos y de manufactura.</text:p>
      <text:p text:style-name="P36"><text:tab/></text:p>
      <text:p text:style-name="P36">A estos métodos, cuya aplicación hoy ya es corriente en las ciencias e ingenierías, se suman ciertos problemas, denominados "grandes desafíos", y cuya solución tiene amplio impacto sobre el desarrollo de esas disciplinas. Estos problemas pueden ser tratados por la aplicación de técnicas y recursos de Computación de Altas Prestaciones. Algunos de los campos donde aparecen estos problemas son:</text:p>
      <text:p text:style-name="P36"/>
      <text:list xml:id="list8392463972048965481" text:style-name="WWNum1">
        <text:list-header>
          <text:p text:style-name="P39">*Dinámica de fluidos computacional, para el diseño de aeronaves, la predicción del tiempo a términos cortos o largos, para la recuperación eficiente de minerales, y muchas otras aplicaciones.</text:p>
          <text:p text:style-name="P39">*Cálculos de estructuras electrónicas, para el diseño de nuevos materiales como catalíticos químicos, agentes inmunológicos, o superconductores.</text:p>
          <text:p text:style-name="P39">*Cómputos que permitan comprender la naturaleza fundamental de la materia y de los procesos de la vida.</text:p>
          <text:p text:style-name="P39"><text:soft-page-break/>*Procesamiento simbólico, incluyendo reconocimiento del habla, visión por computadora, comprensión del lenguaje natural, razonamiento automatizado y herramientas varias para diseño, manufactura y simulación de sistemas complejos.</text:p>
        </text:list-header>
      </text:list>
      <text:p text:style-name="P36"/>
      <text:p text:style-name="P31">La resolución de estos problemas involucra conjuntos masivos de datos, una gran cantidad de variables y complejos procesos de cálculo; por otro lado, es de carácter abierto, en el sentido de que siempre aparecerán escenarios de mayor porte o mayor complejidad para cada problema. Estos métodos y sus técnicas particulares exigen la utilización de recursos de computación hasta hoy excepcionales, como lo han sido las supercomputadoras, <text:span text:style-name="T27">los multiprocesadores</text:span> y la colaboración de una gran cantidad de computadoras a través de las redes, en diferentes niveles de agregación como clusters, multiclusters y gri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Numbering_20_Symbols" style:display-name="Numbering Symbols" style:family="text"/>
    <style:style style:name="ListLabel_20_1" style:display-name="ListLabel 1" style:family="text">
      <style:text-properties fo:font-variant="normal" fo:text-transform="none" fo:color="#000000" style:text-line-through-style="none" style:text-line-through-type="none" style:text-position="0% 100%" fo:font-size="12pt" fo:font-style="normal" style:text-underline-style="none" fo:font-weight="normal"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style:text-properties style:font-name="Times New Roman"/>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Times New Roman"/>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Times New Roman"/>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style:text-properties style:font-name="Times New Roman"/>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Times New Roman"/>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Times New Roman"/>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style:text-properties style:font-name="Times New Roman"/>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style:text-properties style:font-name="Times New Roman"/>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Times New Roman"/>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Times New Roman"/>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style:text-properties style:font-name="Times New Roman"/>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Times New Roman"/>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Times New Roman"/>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style:text-properties style:font-name="Times New Roman"/>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s Huayquil </meta:initial-creator>
    <meta:creation-date>2016-06-30T10:51:05.804155754</meta:creation-date>
    <dc:date>2016-07-19T21:45:18.954367187</dc:date>
    <dc:creator>Andres Huayquil </dc:creator>
    <meta:editing-duration>PT5H35M15S</meta:editing-duration>
    <meta:editing-cycles>18</meta:editing-cycles>
    <meta:generator>LibreOffice/5.1.4.2$Linux_X86_64 LibreOffice_project/10m0$Build-2</meta:generator>
    <meta:document-statistic meta:table-count="0" meta:image-count="0" meta:object-count="0" meta:page-count="8" meta:paragraph-count="107" meta:word-count="4019" meta:character-count="26386" meta:non-whitespace-character-count="22402"/>
  </office:meta>
</office:document-meta>
</file>